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1">
      <style:paragraph-properties fo:margin-top="0in" fo:margin-bottom="0in" style:contextual-spacing="false"/>
    </style:style>
    <style:style style:name="P18" style:family="paragraph" style:parent-style-name="Text_20_body" style:list-style-name="L12"/>
    <style:style style:name="P19" style:family="paragraph" style:parent-style-name="Text_20_body" style:list-style-name="L12">
      <style:paragraph-properties fo:margin-top="0in" fo:margin-bottom="0in" style:contextual-spacing="false"/>
    </style:style>
    <style:style style:name="P20" style:family="paragraph" style:parent-style-name="Text_20_body" style:list-style-name="L13"/>
    <style:style style:name="P21" style:family="paragraph" style:parent-style-name="Text_20_body" style:list-style-name="L13">
      <style:paragraph-properties fo:margin-top="0in" fo:margin-bottom="0in" style:contextual-spacing="false"/>
    </style:style>
    <style:style style:name="P22" style:family="paragraph" style:parent-style-name="Text_20_body" style:list-style-name="L14"/>
    <style:style style:name="P23" style:family="paragraph" style:parent-style-name="Text_20_body" style:list-style-name="L14">
      <style:paragraph-properties fo:margin-top="0in" fo:margin-bottom="0in" style:contextual-spacing="false"/>
    </style:style>
    <style:style style:name="P24" style:family="paragraph" style:parent-style-name="Text_20_body" style:list-style-name="L15"/>
    <style:style style:name="P25" style:family="paragraph" style:parent-style-name="Text_20_body" style:list-style-name="L15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1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1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1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10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 text:start-value="12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Page Suggestions for the Site</text:span></text:h>
      <text:h text:style-name="Heading_20_4" text:outline-level="4">Core Pages:</text:h>
      <text:list text:style-name="L1">
        <text:list-item>
          <text:p text:style-name="P1"><text:span text:style-name="Strong_20_Emphasis">Home Page</text:span> – Overview of the platform, trending cubicles, and featured marketplace items.</text:p>
        </text:list-item>
        <text:list-item>
          <text:p text:style-name="P1"><text:span text:style-name="Strong_20_Emphasis">Login/Signup</text:span> – Secure access and account creation.</text:p>
        </text:list-item>
        <text:list-item>
          <text:p text:style-name="P1"><text:span text:style-name="Strong_20_Emphasis">Dashboard</text:span> – Personalized feed and quick access to activities.</text:p>
        </text:list-item>
        <text:list-item>
          <text:p text:style-name="P1"><text:span text:style-name="Strong_20_Emphasis">Marketplace</text:span> – Dedicated page for buying, selling, and trading NFTs.</text:p>
        </text:list-item>
        <text:list-item>
          <text:p text:style-name="P2"><text:span text:style-name="Strong_20_Emphasis">My Cubicle</text:span> – Full control over cubicle customization and layout.</text:p>
        </text:list-item>
      </text:list>
      <text:p text:style-name="Horizontal_20_Line"/>
      <text:h text:style-name="Heading_20_4" text:outline-level="4">Community Pages:</text:h>
      <text:list text:style-name="L2">
        <text:list-item>
          <text:p text:style-name="P3"><text:span text:style-name="Strong_20_Emphasis">Forums</text:span> – Explore and contribute to discussions by topic or interest.</text:p>
        </text:list-item>
        <text:list-item>
          <text:p text:style-name="P3"><text:span text:style-name="Strong_20_Emphasis">Leaderboard</text:span> – Track top coin earners and most interactive cubicles.</text:p>
        </text:list-item>
        <text:list-item>
          <text:p text:style-name="P4"><text:span text:style-name="Strong_20_Emphasis">Friends/Connections</text:span> – Manage your network and direct messages.</text:p>
        </text:list-item>
      </text:list>
      <text:p text:style-name="Horizontal_20_Line"/>
      <text:h text:style-name="Heading_20_4" text:outline-level="4">Informational Pages:</text:h>
      <text:list text:style-name="L3">
        <text:list-item>
          <text:p text:style-name="P5"><text:span text:style-name="Strong_20_Emphasis">How It Works</text:span> – Explanation of coins, cubicles, and gamification.</text:p>
        </text:list-item>
        <text:list-item>
          <text:p text:style-name="P5"><text:span text:style-name="Strong_20_Emphasis">Blog</text:span> – Updates, news, and community highlights.</text:p>
        </text:list-item>
        <text:list-item>
          <text:p text:style-name="P6"><text:span text:style-name="Strong_20_Emphasis">Help Center</text:span> – FAQs, guides, and customer support.</text:p>
        </text:list-item>
      </text:list>
      <text:p text:style-name="Horizontal_20_Line"/>
      <text:h text:style-name="Heading_20_4" text:outline-level="4">Auxiliary Pages:</text:h>
      <text:list text:style-name="L4">
        <text:list-item>
          <text:p text:style-name="P7"><text:span text:style-name="Strong_20_Emphasis">Events</text:span> – Upcoming minigames, competitions, and live discussions.</text:p>
        </text:list-item>
        <text:list-item>
          <text:p text:style-name="P7"><text:span text:style-name="Strong_20_Emphasis">Rewards</text:span> – Showcase available rewards for coin milestones.</text:p>
        </text:list-item>
        <text:list-item>
          <text:p text:style-name="P8"><text:span text:style-name="Strong_20_Emphasis">Settings</text:span> – Profile, notifications, and privacy customization.</text:p>
        </text:list-item>
      </text:list>
      <text:p text:style-name="Text_20_body"/>
      <text:h text:style-name="Heading_20_3" text:outline-level="3"><text:span text:style-name="Strong_20_Emphasis">Lista de Páginas Necessárias no Site</text:span></text:h>
      <text:list text:style-name="L5">
        <text:list-item>
          <text:p text:style-name="P9"><text:span text:style-name="Strong_20_Emphasis">Homepage:</text:span></text:p>
          <text:list>
            <text:list-item>
              <text:p text:style-name="P10">Apresentação da plataforma e suas funcionalidades.</text:p>
            </text:list-item>
          </text:list>
        </text:list-item>
        <text:list-item>
          <text:p text:style-name="P9"><text:span text:style-name="Strong_20_Emphasis">Login:</text:span></text:p>
          <text:list>
            <text:list-item>
              <text:p text:style-name="P10">Página para acessar contas existentes.</text:p>
            </text:list-item>
          </text:list>
        </text:list-item>
        <text:list-item>
          <text:p text:style-name="P9"><text:span text:style-name="Strong_20_Emphasis">Signup:</text:span></text:p>
          <text:list>
            <text:list-item>
              <text:p text:style-name="P10">Formulário para criar novas contas.</text:p>
            </text:list-item>
          </text:list>
        </text:list-item>
        <text:list-item>
          <text:p text:style-name="P9"><text:span text:style-name="Strong_20_Emphasis">Dashboard (Main Page):</text:span></text:p>
          <text:list>
            <text:list-item>
              <text:p text:style-name="P10">Área principal do usuário, com acesso às ferramentas e projetos.</text:p>
            </text:list-item>
          </text:list>
        </text:list-item>
        <text:list-item>
          <text:p text:style-name="P9"><text:span text:style-name="Strong_20_Emphasis">Features:</text:span></text:p>
          <text:list>
            <text:list-item>
              <text:p text:style-name="P10"><text:soft-page-break/>Detalhamento das funcionalidades e vantagens da plataforma.</text:p>
            </text:list-item>
          </text:list>
        </text:list-item>
        <text:list-item>
          <text:p text:style-name="P9"><text:span text:style-name="Strong_20_Emphasis">Pricing (ou Free vs Premium):</text:span></text:p>
          <text:list>
            <text:list-item>
              <text:p text:style-name="P10">Informações sobre planos gratuitos e pagos.</text:p>
            </text:list-item>
          </text:list>
        </text:list-item>
        <text:list-item>
          <text:p text:style-name="P9"><text:span text:style-name="Strong_20_Emphasis">About Us:</text:span></text:p>
          <text:list>
            <text:list-item>
              <text:p text:style-name="P10">História, visão e missão da Cubicles.</text:p>
            </text:list-item>
          </text:list>
        </text:list-item>
        <text:list-item>
          <text:p text:style-name="P9"><text:span text:style-name="Strong_20_Emphasis">Help Center:</text:span></text:p>
          <text:list>
            <text:list-item>
              <text:p text:style-name="P10">Base de conhecimento, FAQs e suporte técnico.</text:p>
            </text:list-item>
          </text:list>
        </text:list-item>
        <text:list-item>
          <text:p text:style-name="P9"><text:span text:style-name="Strong_20_Emphasis">Blog/Updates:</text:span></text:p>
          <text:list>
            <text:list-item>
              <text:p text:style-name="P10">Novidades, atualizações e dicas de uso da plataforma.</text:p>
            </text:list-item>
          </text:list>
        </text:list-item>
        <text:list-item>
          <text:p text:style-name="P9"><text:span text:style-name="Strong_20_Emphasis">Contact Us:</text:span></text:p>
        </text:list-item>
      </text:list>
      <text:list text:style-name="L6">
        <text:list-item>
          <text:p text:style-name="P11">Formulário de contato e informações de suporte.</text:p>
        </text:list-item>
      </text:list>
      <text:list text:style-name="L7">
        <text:list-item>
          <text:p text:style-name="P12"><text:span text:style-name="Strong_20_Emphasis">Terms of Service/Privacy Policy:</text:span></text:p>
        </text:list-item>
      </text:list>
      <text:list text:style-name="L8">
        <text:list-item>
          <text:p text:style-name="P13">Políticas de uso e privacidade.</text:p>
        </text:list-item>
      </text:list>
      <text:list text:style-name="L9">
        <text:list-item>
          <text:p text:style-name="P14"><text:span text:style-name="Strong_20_Emphasis">404 Page:</text:span></text:p>
        </text:list-item>
      </text:list>
      <text:list text:style-name="L10">
        <text:list-item>
          <text:p text:style-name="P15">Página personalizada para erros de navegação.</text:p>
        </text:list-item>
      </text:list>
      <text:p text:style-name="Text_20_body"/>
      <text:p text:style-name="Text_20_body"/>
      <text:p text:style-name="Text_20_body"/>
      <text:p text:style-name="Text_20_body"/>
      <text:h text:style-name="Heading_20_3" text:outline-level="3"><text:span text:style-name="Strong_20_Emphasis">Links Institucionais</text:span></text:h>
      <text:list text:style-name="L11">
        <text:list-item>
          <text:p text:style-name="P16"><text:span text:style-name="Strong_20_Emphasis">About Us</text:span> (<text:span text:style-name="Emphasis">Quem Somos</text:span>)</text:p>
          <text:list>
            <text:list-item>
              <text:p text:style-name="P17">Informações sobre a empresa, visão e missão.</text:p>
            </text:list-item>
          </text:list>
        </text:list-item>
        <text:list-item>
          <text:p text:style-name="P16"><text:span text:style-name="Strong_20_Emphasis">Careers</text:span> (<text:span text:style-name="Emphasis">Trabalhe Conosco</text:span>)</text:p>
          <text:list>
            <text:list-item>
              <text:p text:style-name="P17">Link para oportunidades de emprego e recrutamento.</text:p>
            </text:list-item>
          </text:list>
        </text:list-item>
        <text:list-item>
          <text:p text:style-name="P16"><text:span text:style-name="Strong_20_Emphasis">Contact Us</text:span> (<text:span text:style-name="Emphasis">Fale Conosco</text:span>)</text:p>
          <text:list>
            <text:list-item>
              <text:p text:style-name="P16">Detalhes de contato ou formulário de suporte.</text:p>
            </text:list-item>
          </text:list>
        </text:list-item>
      </text:list>
      <text:p text:style-name="Horizontal_20_Line"/>
      <text:h text:style-name="Heading_20_3" text:outline-level="3"><text:span text:style-name="Strong_20_Emphasis">Ajuda e Suporte</text:span></text:h>
      <text:list text:style-name="L12">
        <text:list-item>
          <text:p text:style-name="P18"><text:span text:style-name="Strong_20_Emphasis">Help Center</text:span> (<text:span text:style-name="Emphasis">Central de Ajuda</text:span>)</text:p>
          <text:list>
            <text:list-item>
              <text:p text:style-name="P19">FAQ e documentação para resolver problemas comuns.</text:p>
            </text:list-item>
          </text:list>
        </text:list-item>
        <text:list-item>
          <text:p text:style-name="P18"><text:span text:style-name="Strong_20_Emphasis">Live Chat/Support</text:span> (<text:span text:style-name="Emphasis">Suporte ao Vivo</text:span>)</text:p>
          <text:list>
            <text:list-item>
              <text:p text:style-name="P19">Link para iniciar um chat com o suporte, se disponível.</text:p>
            </text:list-item>
          </text:list>
        </text:list-item>
        <text:list-item>
          <text:p text:style-name="P18"><text:soft-page-break/><text:span text:style-name="Strong_20_Emphasis">Blog/Updates</text:span></text:p>
          <text:list>
            <text:list-item>
              <text:p text:style-name="P18">Notícias, atualizações e dicas sobre o uso da plataforma.</text:p>
            </text:list-item>
          </text:list>
        </text:list-item>
      </text:list>
      <text:p text:style-name="Horizontal_20_Line"/>
      <text:h text:style-name="Heading_20_3" text:outline-level="3"><text:span text:style-name="Strong_20_Emphasis">Legalidade e Política</text:span></text:h>
      <text:list text:style-name="L13">
        <text:list-item>
          <text:p text:style-name="P20"><text:span text:style-name="Strong_20_Emphasis">Terms of Service</text:span> (<text:span text:style-name="Emphasis">Termos de Serviço</text:span>)</text:p>
          <text:list>
            <text:list-item>
              <text:p text:style-name="P21">Termos e condições de uso da plataforma.</text:p>
            </text:list-item>
          </text:list>
        </text:list-item>
        <text:list-item>
          <text:p text:style-name="P20"><text:span text:style-name="Strong_20_Emphasis">Privacy Policy</text:span> (<text:span text:style-name="Emphasis">Política de Privacidade</text:span>)</text:p>
          <text:list>
            <text:list-item>
              <text:p text:style-name="P21">Informações sobre como os dados dos usuários são protegidos.</text:p>
            </text:list-item>
          </text:list>
        </text:list-item>
        <text:list-item>
          <text:p text:style-name="P20"><text:span text:style-name="Strong_20_Emphasis">Cookie Policy</text:span></text:p>
          <text:list>
            <text:list-item>
              <text:p text:style-name="P20">Detalhes sobre a coleta e uso de cookies.</text:p>
            </text:list-item>
          </text:list>
        </text:list-item>
      </text:list>
      <text:p text:style-name="Horizontal_20_Line"/>
      <text:h text:style-name="Heading_20_3" text:outline-level="3"><text:span text:style-name="Strong_20_Emphasis">Funcionalidades e Recursos</text:span></text:h>
      <text:list text:style-name="L14">
        <text:list-item>
          <text:p text:style-name="P22"><text:span text:style-name="Strong_20_Emphasis">Features</text:span> (<text:span text:style-name="Emphasis">Funcionalidades</text:span>)</text:p>
          <text:list>
            <text:list-item>
              <text:p text:style-name="P23">Resumo das principais ferramentas da plataforma.</text:p>
            </text:list-item>
          </text:list>
        </text:list-item>
        <text:list-item>
          <text:p text:style-name="P22"><text:span text:style-name="Strong_20_Emphasis">Pricing</text:span> (<text:span text:style-name="Emphasis">Planos e Preços</text:span>)</text:p>
          <text:list>
            <text:list-item>
              <text:p text:style-name="P22">Informações sobre os planos disponíveis.</text:p>
            </text:list-item>
          </text:list>
        </text:list-item>
      </text:list>
      <text:p text:style-name="Horizontal_20_Line"/>
      <text:h text:style-name="Heading_20_3" text:outline-level="3"><text:span text:style-name="Strong_20_Emphasis">Acesso Rápido</text:span></text:h>
      <text:list text:style-name="L15">
        <text:list-item>
          <text:p text:style-name="P24"><text:span text:style-name="Strong_20_Emphasis">Dashboard</text:span></text:p>
          <text:list>
            <text:list-item>
              <text:p text:style-name="P25">Link direto para a área principal do usuário (se já estiver logado).</text:p>
            </text:list-item>
          </text:list>
        </text:list-item>
        <text:list-item>
          <text:p text:style-name="P24"><text:span text:style-name="Strong_20_Emphasis">Login</text:span> (<text:span text:style-name="Emphasis">Entrar</text:span>)</text:p>
          <text:list>
            <text:list-item>
              <text:p text:style-name="P25">Acesso rápido para usuários existentes.</text:p>
            </text:list-item>
          </text:list>
        </text:list-item>
        <text:list-item>
          <text:p text:style-name="P24"><text:span text:style-name="Strong_20_Emphasis">Sign Up</text:span> (<text:span text:style-name="Emphasis">Cadastrar-se</text:span>)</text:p>
          <text:list>
            <text:list-item>
              <text:p text:style-name="P24">Para novos usuários criarem uma conta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21:50:05.367116805</meta:creation-date>
    <dc:date>2024-12-05T21:51:29.669747059</dc:date>
    <meta:editing-duration>PT1M24S</meta:editing-duration>
    <meta:editing-cycles>1</meta:editing-cycles>
    <meta:generator>LibreOffice/24.8.3.2$Linux_X86_64 LibreOffice_project/480$Build-2</meta:generator>
    <meta:document-statistic meta:table-count="0" meta:image-count="0" meta:object-count="0" meta:page-count="3" meta:paragraph-count="77" meta:word-count="465" meta:character-count="2935" meta:non-whitespace-character-count="2599"/>
  </office:meta>
</office:document-meta>
</file>